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/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Sergio Santos</meta:initial-creator>
    <meta:creation-date>2025-06-14T12:20:04.987079400</meta:creation-date>
    <meta:generator>LibreOffice/25.2.4.3$Windows_X86_64 LibreOffice_project/33e196637044ead23f5c3226cde09b47731f7e27</meta:generator>
  </office:meta>
</office:document-meta>
</file>